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7C6000007C6A071C627.gif" manifest:media-type=""/>
  <manifest:file-entry manifest:full-path="Pictures/10000000000003200000025833544F31.png" manifest:media-type=""/>
  <manifest:file-entry manifest:full-path="Pictures/10000000000000DC000001354831C307.png" manifest:media-type=""/>
  <manifest:file-entry manifest:full-path="Pictures/1000000000000320000002587A578605.png" manifest:media-type=""/>
  <manifest:file-entry manifest:full-path="Pictures/100000000000035A0000022F8C1C8FEA.jpg" manifest:media-type=""/>
  <manifest:file-entry manifest:full-path="Pictures/100000000000011900000120548AC427.png" manifest:media-type=""/>
  <manifest:file-entry manifest:full-path="Pictures/100000000000026200000186ED90BD15.jpg" manifest:media-type=""/>
  <manifest:file-entry manifest:full-path="Pictures/100000000000008B0000016A72B5E73E.jpg" manifest:media-type=""/>
  <manifest:file-entry manifest:full-path="Pictures/1000020100000320000002586909B5EE.png" manifest:media-type=""/>
  <manifest:file-entry manifest:full-path="Pictures/10000201000002C90000016557447FCA.png" manifest:media-type=""/>
  <manifest:file-entry manifest:full-path="Pictures/100000000000026C0000014C4F4FE7D1.jpg" manifest:media-type=""/>
  <manifest:file-entry manifest:full-path="Pictures/10000000000002660000033326D2125D.jpg" manifest:media-type=""/>
  <manifest:file-entry manifest:full-path="Pictures/10000200000001900000012CF46DD338.gif" manifest:media-type=""/>
  <manifest:file-entry manifest:full-path="Pictures/10000000000002C000000355723BA391.png" manifest:media-type=""/>
  <manifest:file-entry manifest:full-path="Pictures/1000000000000320000002E96F21F1B3.jpg" manifest:media-type=""/>
  <manifest:file-entry manifest:full-path="Pictures/10000200000001900000012CDFF485BA.gif" manifest:media-type=""/>
  <manifest:file-entry manifest:full-path="Pictures/1000000000000280000001AB65D7D650.jpg" manifest:media-type=""/>
  <manifest:file-entry manifest:full-path="Pictures/100000000000032000000258A91DB58A.png" manifest:media-type=""/>
  <manifest:file-entry manifest:full-path="Pictures/200000010000427500002EEC4EF7B4A8.svg" manifest:media-type=""/>
  <manifest:file-entry manifest:full-path="Pictures/10000200000001900000012CCDA9AA0B.gif" manifest:media-type=""/>
  <manifest:file-entry manifest:full-path="Pictures/10000000000003E80000029B4517949E.jpg" manifest:media-type=""/>
  <manifest:file-entry manifest:full-path="Pictures/10000200000001900000012C3198068D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30pt" fo:font-weight="bold" style:font-size-asian="30pt" style:font-weight-asian="bold" style:font-size-complex="30pt" style:font-weight-complex="bold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961cm" svg:height="3.506cm" svg:x="1.016cm" svg:y="0.558cm" presentation:class="title" presentation:user-transformed="true">
          <draw:text-box>
            <text:p><text:span text:style-name="T1">Superglue</text:span></text:p>
          </draw:text-box>
        </draw:frame>
        <draw:frame draw:style-name="gr1" draw:text-style-name="P2" draw:layer="layout" svg:width="6.096cm" svg:height="15.877cm" svg:x="10.668cm" svg:y="4.318cm">
          <draw:image xlink:href="Pictures/100000000000008B0000016A72B5E73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0.835cm" svg:height="8.128cm" svg:x="0.596cm" svg:y="5.08cm" presentation:class="graphic" presentation:user-transformed="true">
          <draw:image xlink:href="Pictures/1000020100000320000002586909B5EE.png" xlink:type="simple" xlink:show="embed" xlink:actuate="onLoad">
            <text:p/>
          </draw:image>
        </draw:frame>
        <draw:frame draw:style-name="gr1" draw:text-style-name="P2" draw:layer="layout" svg:width="11.955cm" svg:height="7.974cm" svg:x="15.477cm" svg:y="5.08cm">
          <draw:image xlink:href="Pictures/10000000000003E80000029B4517949E.jpg" xlink:type="simple" xlink:show="embed" xlink:actuate="onLoad">
            <text:p/>
          </draw:image>
        </draw:frame>
        <draw:line draw:style-name="gr4" draw:text-style-name="P2" draw:layer="layout" svg:x1="11.431cm" svg:y1="7.366cm" svg:x2="15.477cm" svg:y2="7.366cm">
          <text:p/>
        </draw:line>
        <draw:line draw:style-name="gr4" draw:text-style-name="P2" draw:layer="layout" svg:x1="15.477cm" svg:y1="10.668cm" svg:x2="11.431cm" svg:y2="10.668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582cm" svg:height="7.937cm" svg:x="17.018cm" svg:y="0.699cm">
          <draw:image xlink:href="">
            <text:p/>
          </draw:image>
        </draw:frame>
        <draw:frame draw:style-name="gr1" draw:text-style-name="P2" draw:layer="layout" svg:width="10.582cm" svg:height="7.937cm" svg:x="0.848cm" svg:y="11.875cm">
          <draw:image xlink:href="Pictures/10000200000001900000012C3198068D.gif" xlink:type="simple" xlink:show="embed" xlink:actuate="onLoad">
            <text:p/>
          </draw:image>
        </draw:frame>
        <draw:frame draw:style-name="gr1" draw:text-style-name="P2" draw:layer="layout" svg:width="10.582cm" svg:height="7.937cm" svg:x="17.018cm" svg:y="11.875cm">
          <draw:image xlink:href="Pictures/10000200000001900000012CCDA9AA0B.gif" xlink:type="simple" xlink:show="embed" xlink:actuate="onLoad">
            <text:p/>
          </draw:image>
        </draw:frame>
        <draw:line draw:style-name="gr5" draw:text-style-name="P2" draw:layer="layout" svg:x1="11.43cm" svg:y1="14.478cm" svg:x2="17.018cm" svg:y2="14.478cm">
          <text:p/>
        </draw:line>
        <draw:line draw:style-name="gr5" draw:text-style-name="P2" draw:layer="layout" svg:x1="11.43cm" svg:y1="5.08cm" svg:x2="17.018cm" svg:y2="5.08cm">
          <text:p/>
        </draw:line>
        <draw:line draw:style-name="gr5" draw:text-style-name="P2" draw:layer="layout" svg:x1="7.112cm" svg:y1="11.43cm" svg:x2="7.112cm" svg:y2="8.636cm">
          <text:p/>
        </draw:line>
        <draw:line draw:style-name="gr5" draw:text-style-name="P2" draw:layer="layout" svg:x1="22.352cm" svg:y1="11.684cm" svg:x2="22.352cm" svg:y2="8.636cm">
          <text:p/>
        </draw:line>
        <draw:line draw:style-name="gr5" draw:text-style-name="P2" draw:layer="layout" svg:x1="11.684cm" svg:y1="9.114cm" svg:x2="16.764cm" svg:y2="11.43cm">
          <text:p/>
        </draw:line>
        <draw:line draw:style-name="gr5" draw:text-style-name="P2" draw:layer="layout" svg:x1="11.938cm" svg:y1="11.43cm" svg:x2="16.764cm" svg:y2="8.86cm">
          <text:p/>
        </draw:line>
        <draw:frame draw:style-name="gr6" draw:text-style-name="P3" draw:layer="layout" svg:width="7.246cm" svg:height="1.432cm" svg:x="0cm" svg:y="8.474cm">
          <draw:text-box>
            <text:p><text:span text:style-name="T2">HTML Engine</text:span></text:p>
          </draw:text-box>
        </draw:frame>
        <draw:frame draw:style-name="gr6" draw:text-style-name="P3" draw:layer="layout" svg:width="8.088cm" svg:height="1.432cm" svg:x="2.032cm" svg:y="18.034cm">
          <draw:text-box>
            <text:p><text:span text:style-name="T2">Display Engine</text:span></text:p>
          </draw:text-box>
        </draw:frame>
        <draw:frame draw:style-name="gr6" draw:text-style-name="P3" draw:layer="layout" svg:width="3.025cm" svg:height="1.432cm" svg:x="19.558cm" svg:y="17.618cm">
          <draw:text-box>
            <text:p><text:span text:style-name="T2">Etc...</text:span></text:p>
          </draw:text-box>
        </draw:frame>
        <draw:frame draw:style-name="gr1" draw:text-style-name="P2" draw:layer="layout" svg:width="10.582cm" svg:height="7.937cm" svg:x="0.848cm" svg:y="0.508cm">
          <draw:image xlink:href="Pictures/10000200000001900000012CDFF485BA.gif" xlink:type="simple" xlink:show="embed" xlink:actuate="onLoad">
            <text:p/>
          </draw:image>
        </draw:frame>
        <draw:frame draw:style-name="gr1" draw:text-style-name="P2" draw:layer="layout" svg:width="10.582cm" svg:height="7.937cm" svg:x="17.018cm" svg:y="0.699cm">
          <draw:image xlink:href="Pictures/10000200000001900000012CF46DD338.gif" xlink:type="simple" xlink:show="embed" xlink:actuate="onLoad">
            <text:p/>
          </draw:image>
        </draw:frame>
        <draw:frame draw:style-name="gr6" draw:text-style-name="P3" draw:layer="layout" svg:width="6.027cm" svg:height="2.613cm" svg:x="21.844cm" svg:y="6.531cm">
          <draw:text-box>
            <text:p><text:span text:style-name="T2">Javascript </text:span></text:p>
            <text:p><text:span text:style-name="T2">Interpre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33cm" svg:height="20.999cm" svg:x="5.464cm" svg:y="0.083cm">
          <draw:image xlink:href="Pictures/10000000000002C000000355723BA3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4" draw:layer="layout" svg:width="4.909cm" svg:height="1.894cm" svg:x="1.441cm" svg:y="9.028cm">
          <draw:text-box>
            <text:p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4" draw:layer="layout" svg:width="4.909cm" svg:height="1.894cm" svg:x="1.441cm" svg:y="9.028cm">
          <draw:text-box>
            <text:p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4" draw:layer="layout" svg:width="4.909cm" svg:height="1.894cm" svg:x="1.441cm" svg:y="9.028cm">
          <draw:text-box>
            <text:p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4" draw:layer="layout" svg:width="4.909cm" svg:height="1.894cm" svg:x="1.441cm" svg:y="9.028cm">
          <draw:text-box>
            <text:p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draw:frame draw:style-name="gr6" draw:text-style-name="P3" draw:layer="layout" svg:width="7.246cm" svg:height="1.432cm" svg:x="0.628cm" svg:y="18.796cm">
          <draw:text-box>
            <text:p><text:span text:style-name="T2">HTML Engine</text:span></text:p>
          </draw:text-box>
        </draw:frame>
        <draw:frame draw:style-name="gr1" draw:text-style-name="P2" draw:layer="layout" svg:width="9.906cm" svg:height="7.937cm" svg:x="17.526cm" svg:y="10.668cm">
          <draw:image xlink:href="">
            <text:p/>
          </draw:image>
        </draw:frame>
        <draw:frame draw:style-name="gr6" draw:text-style-name="P3" draw:layer="layout" svg:width="6.027cm" svg:height="2.613cm" svg:x="18.288cm" svg:y="18.387cm">
          <draw:text-box>
            <text:p><text:span text:style-name="T2">Javascript </text:span></text:p>
            <text:p><text:span text:style-name="T2">Interpreter</text:span></text:p>
          </draw:text-box>
        </draw:frame>
        <draw:frame draw:style-name="gr1" draw:text-style-name="P2" draw:layer="layout" svg:width="9.906cm" svg:height="7.43cm" svg:x="0cm" svg:y="10.868cm">
          <draw:image xlink:href="Pictures/10000200000001900000012CDFF485BA.gif" xlink:type="simple" xlink:show="embed" xlink:actuate="onLoad">
            <text:p/>
          </draw:image>
        </draw:frame>
        <draw:frame draw:style-name="gr1" draw:text-style-name="P2" draw:layer="layout" svg:width="10.375cm" svg:height="7.782cm" svg:x="17.225cm" svg:y="10.668cm">
          <draw:image xlink:href="Pictures/10000200000001900000012CF46DD33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4" draw:layer="layout" svg:width="4.909cm" svg:height="1.894cm" svg:x="1.441cm" svg:y="9.028cm">
          <draw:text-box>
            <text:p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draw:frame draw:style-name="gr1" draw:text-style-name="P6" draw:layer="layout" svg:width="9.398cm" svg:height="7.429cm" svg:x="0.508cm" svg:y="10.859cm">
          <draw:image xlink:href="">
            <text:p/>
          </draw:image>
        </draw:frame>
        <draw:frame draw:style-name="gr6" draw:text-style-name="P3" draw:layer="layout" svg:width="7.246cm" svg:height="1.432cm" svg:x="0.628cm" svg:y="18.796cm">
          <draw:text-box>
            <text:p><text:span text:style-name="T2">HTML Engine</text:span></text:p>
          </draw:text-box>
        </draw:frame>
        <draw:frame draw:style-name="gr1" draw:text-style-name="P2" draw:layer="layout" svg:width="9.906cm" svg:height="7.937cm" svg:x="17.526cm" svg:y="10.668cm">
          <draw:image xlink:href="">
            <text:p/>
          </draw:image>
        </draw:frame>
        <draw:frame draw:style-name="gr6" draw:text-style-name="P3" draw:layer="layout" svg:width="6.027cm" svg:height="2.613cm" svg:x="18.288cm" svg:y="18.387cm">
          <draw:text-box>
            <text:p><text:span text:style-name="T2">Javascript </text:span></text:p>
            <text:p><text:span text:style-name="T2">Interpreter</text:span></text:p>
          </draw:text-box>
        </draw:frame>
        <draw:frame draw:style-name="gr1" draw:text-style-name="P2" draw:layer="layout" svg:width="2.066cm" svg:height="5.382cm" svg:x="14.986cm" svg:y="9.858cm">
          <draw:image xlink:href="Pictures/100000000000008B0000016A72B5E73E.jpg" xlink:type="simple" xlink:show="embed" xlink:actuate="onLoad">
            <text:p/>
          </draw:image>
        </draw:frame>
        <draw:frame draw:style-name="gr1" draw:text-style-name="P2" draw:layer="layout" svg:width="2.066cm" svg:height="5.382cm" svg:x="10.126cm" svg:y="9.906cm">
          <draw:image xlink:href="Pictures/100000000000008B0000016A72B5E73E.jpg" xlink:type="simple" xlink:show="embed" xlink:actuate="onLoad">
            <text:p/>
          </draw:image>
        </draw:frame>
        <draw:frame draw:style-name="gr1" draw:text-style-name="P2" draw:layer="layout" svg:width="9.906cm" svg:height="7.62cm" svg:x="0cm" svg:y="10.668cm">
          <draw:image xlink:href="Pictures/10000200000001900000012CDFF485BA.gif" xlink:type="simple" xlink:show="embed" xlink:actuate="onLoad">
            <text:p/>
          </draw:image>
        </draw:frame>
        <draw:frame draw:style-name="gr1" draw:text-style-name="P2" draw:layer="layout" svg:width="10.375cm" svg:height="7.782cm" svg:x="17.226cm" svg:y="10.668cm">
          <draw:image xlink:href="Pictures/10000200000001900000012CF46DD33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602cm" svg:height="8.807cm" svg:x="0.638cm" svg:y="0.591cm">
          <draw:image xlink:href="Pictures/10000000000002660000033326D2125D.jpg" xlink:type="simple" xlink:show="embed" xlink:actuate="onLoad">
            <text:p/>
          </draw:image>
        </draw:frame>
        <draw:frame draw:style-name="gr7" draw:text-style-name="P4" draw:layer="layout" svg:width="4.909cm" svg:height="1.894cm" svg:x="1.441cm" svg:y="9.028cm">
          <draw:text-box>
            <text:p><text:span text:style-name="T3">ソニー</text:span></text:p>
          </draw:text-box>
        </draw:frame>
        <draw:frame draw:style-name="gr1" draw:text-style-name="P2" draw:layer="layout" svg:width="7.729cm" svg:height="4.139cm" svg:x="19.812cm" svg:y="7.037cm">
          <draw:image xlink:href="Pictures/100000000000026C0000014C4F4FE7D1.jpg" xlink:type="simple" xlink:show="embed" xlink:actuate="onLoad">
            <text:p/>
          </draw:image>
        </draw:frame>
        <draw:frame draw:style-name="gr1" draw:text-style-name="P2" draw:layer="layout" svg:width="9.137cm" svg:height="6.096cm" svg:x="18.288cm" svg:y="1.778cm">
          <draw:image xlink:href="Pictures/1000000000000280000001AB65D7D650.jpg" xlink:type="simple" xlink:show="embed" xlink:actuate="onLoad">
            <text:p/>
          </draw:image>
        </draw:frame>
        <draw:frame draw:style-name="gr1" draw:text-style-name="P2" draw:layer="layout" svg:width="3.8cm" svg:height="3.895cm" svg:x="7.39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3.8cm" svg:height="3.895cm" svg:x="14.234cm" svg:y="0.677cm">
          <draw:image xlink:href="Pictures/100000000000011900000120548AC427.png" xlink:type="simple" xlink:show="embed" xlink:actuate="onLoad">
            <text:p/>
          </draw:image>
        </draw:frame>
        <draw:frame draw:style-name="gr1" draw:text-style-name="P2" draw:layer="layout" svg:width="5.759cm" svg:height="3.752cm" svg:x="9.652cm" svg:y="6.154cm">
          <draw:image xlink:href="Pictures/100000000000035A0000022F8C1C8FEA.jpg" xlink:type="simple" xlink:show="embed" xlink:actuate="onLoad">
            <text:p/>
          </draw:image>
        </draw:frame>
        <draw:frame draw:style-name="gr1" draw:text-style-name="P6" draw:layer="layout" svg:width="9.398cm" svg:height="7.429cm" svg:x="0.508cm" svg:y="10.859cm">
          <draw:image xlink:href="">
            <text:p/>
          </draw:image>
        </draw:frame>
        <draw:frame draw:style-name="gr6" draw:text-style-name="P3" draw:layer="layout" svg:width="7.246cm" svg:height="1.432cm" svg:x="0.628cm" svg:y="18.796cm">
          <draw:text-box>
            <text:p><text:span text:style-name="T2">HTML Engine</text:span></text:p>
          </draw:text-box>
        </draw:frame>
        <draw:frame draw:style-name="gr1" draw:text-style-name="P2" draw:layer="layout" svg:width="9.906cm" svg:height="7.937cm" svg:x="17.526cm" svg:y="10.668cm">
          <draw:image xlink:href="">
            <text:p/>
          </draw:image>
        </draw:frame>
        <draw:frame draw:style-name="gr6" draw:text-style-name="P3" draw:layer="layout" svg:width="6.027cm" svg:height="2.613cm" svg:x="18.288cm" svg:y="18.387cm">
          <draw:text-box>
            <text:p><text:span text:style-name="T2">Javascript </text:span></text:p>
            <text:p><text:span text:style-name="T2">Interpreter</text:span></text:p>
          </draw:text-box>
        </draw:frame>
        <draw:frame draw:style-name="gr1" draw:text-style-name="P2" draw:layer="layout" svg:width="2.066cm" svg:height="5.382cm" svg:x="14.986cm" svg:y="9.858cm">
          <draw:image xlink:href="Pictures/100000000000008B0000016A72B5E73E.jpg" xlink:type="simple" xlink:show="embed" xlink:actuate="onLoad">
            <text:p/>
          </draw:image>
        </draw:frame>
        <draw:frame draw:style-name="gr1" draw:text-style-name="P2" draw:layer="layout" svg:width="2.066cm" svg:height="5.382cm" svg:x="10.126cm" svg:y="9.906cm">
          <draw:image xlink:href="Pictures/100000000000008B0000016A72B5E73E.jpg" xlink:type="simple" xlink:show="embed" xlink:actuate="onLoad">
            <text:p/>
          </draw:image>
        </draw:frame>
        <draw:frame draw:style-name="gr1" draw:text-style-name="P2" draw:layer="layout" svg:width="7.874cm" svg:height="3.942cm" svg:x="9.652cm" svg:y="16.255cm">
          <draw:image xlink:href="Pictures/10000201000002C90000016557447FCA.png" xlink:type="simple" xlink:show="embed" xlink:actuate="onLoad">
            <text:p/>
          </draw:image>
        </draw:frame>
        <draw:frame draw:style-name="gr1" draw:text-style-name="P2" draw:layer="layout" svg:width="9.906cm" svg:height="7.619cm" svg:x="0cm" svg:y="10.669cm">
          <draw:image xlink:href="Pictures/10000200000001900000012CDFF485BA.gif" xlink:type="simple" xlink:show="embed" xlink:actuate="onLoad">
            <text:p/>
          </draw:image>
        </draw:frame>
        <draw:frame draw:style-name="gr1" draw:text-style-name="P2" draw:layer="layout" svg:width="10.375cm" svg:height="7.782cm" svg:x="17.226cm" svg:y="10.668cm">
          <draw:image xlink:href="Pictures/10000200000001900000012CF46DD33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0.123cm" svg:height="10.075cm" svg:x="4.067cm" svg:y="5.545cm">
          <draw:image xlink:href="Pictures/10000201000002C90000016557447F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29cm" svg:height="17.982cm" svg:x="0cm" svg:y="1.576cm">
          <draw:image xlink:href="Pictures/100000000000026200000186ED90BD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9.63cm" svg:height="13.527cm" svg:x="0.53cm" svg:y="3.81cm">
          <draw:image xlink:href="Pictures/10000000000000DC000001354831C307.png" xlink:type="simple" xlink:show="embed" xlink:actuate="onLoad">
            <text:p/>
          </draw:image>
        </draw:frame>
        <draw:frame draw:style-name="gr1" draw:text-style-name="P2" draw:layer="layout" svg:width="16.189cm" svg:height="11.43cm" svg:x="10.989cm" svg:y="4.826cm">
          <draw:image xlink:href="Pictures/200000010000427500002EEC4EF7B4A8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1.166cm" svg:height="19.71cm" svg:x="3.546cm" svg:y="0.465cm">
          <draw:image xlink:href="Pictures/1000000000000320000002E96F21F1B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0.999cm" svg:x="0cm" svg:y="0cm">
          <draw:image xlink:href="Pictures/100000000000032000000258A91DB5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753cm" svg:height="20.814cm" svg:x="0cm" svg:y="0.186cm">
          <draw:image xlink:href="Pictures/1000000000000320000002587A5786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019cm" svg:height="21.013cm" svg:x="0cm" svg:y="-0.013cm">
          <draw:image xlink:href="Pictures/10000000000003200000025833544F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1.166cm" svg:height="19.71cm" svg:x="3.472cm" svg:y="0.356cm">
          <draw:image xlink:href="Pictures/1000000000000320000002E96F21F1B3.jpg" xlink:type="simple" xlink:show="embed" xlink:actuate="onLoad">
            <text:p/>
          </draw:image>
        </draw:frame>
        <draw:frame draw:style-name="gr1" draw:text-style-name="P2" draw:layer="layout" svg:width="24.384cm" svg:height="22.352cm" svg:x="2.286cm" svg:y="-0.254cm">
          <draw:image xlink:href="Pictures/10000200000007C6000007C6A071C62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00:11:55</meta:creation-date>
    <dc:date>2013-04-18T17:46:54</dc:date>
    <meta:editing-duration>PT2H26M6S</meta:editing-duration>
    <meta:editing-cycles>23</meta:editing-cycles>
    <meta:generator>LibreOffice/3.6$Linux_X86_64 LibreOffice_project/360m1$Build-2</meta:generator>
    <meta:document-statistic meta:object-count="149"/>
  </office:meta>
</office:document-meta>
</file>